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Tuloslaskelma (kEUR)</text:p>
          </table:table-cell>
          <table:table-cell office:value-type="string" calcext:value-type="string">
            <text:p>2016 *</text:p>
          </table:table-cell>
          <table:table-cell office:value-type="string" calcext:value-type="string">
            <text:p>2015 *</text:p>
          </table:table-cell>
          <table:table-cell office:value-type="string" calcext:value-type="string">
            <text:p>2014 *</text:p>
          </table:table-cell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2865000" calcext:value-type="float">
            <text:p>2865000</text:p>
          </table:table-cell>
          <table:table-cell office:value-type="float" office:value="2726400" calcext:value-type="float">
            <text:p>2726400</text:p>
          </table:table-cell>
          <table:table-cell office:value-type="float" office:value="2235700" calcext:value-type="float">
            <text:p>2235700</text:p>
          </table:table-cell>
          <table:table-cell office:value-type="float" office:value="2342200" calcext:value-type="float">
            <text:p>2342200</text:p>
          </table:table-cell>
          <table:table-cell office:value-type="float" office:value="2335000" calcext:value-type="float">
            <text:p>23350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2598800" calcext:value-type="float">
            <text:p>-2598800</text:p>
          </table:table-cell>
          <table:table-cell office:value-type="float" office:value="-2511500" calcext:value-type="float">
            <text:p>-2511500</text:p>
          </table:table-cell>
          <table:table-cell office:value-type="float" office:value="-2060800" calcext:value-type="float">
            <text:p>-2060800</text:p>
          </table:table-cell>
          <table:table-cell office:value-type="float" office:value="-2206100" calcext:value-type="float">
            <text:p>-2206100</text:p>
          </table:table-cell>
          <table:table-cell office:value-type="float" office:value="-2173400" calcext:value-type="float">
            <text:p>-21734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266200" calcext:value-type="float">
            <text:p>266200</text:p>
          </table:table-cell>
          <table:table-cell office:value-type="float" office:value="214900" calcext:value-type="float">
            <text:p>214900</text:p>
          </table:table-cell>
          <table:table-cell office:value-type="float" office:value="174900" calcext:value-type="float">
            <text:p>174900</text:p>
          </table:table-cell>
          <table:table-cell office:value-type="float" office:value="136100" calcext:value-type="float">
            <text:p>136100</text:p>
          </table:table-cell>
          <table:table-cell office:value-type="float" office:value="161600" calcext:value-type="float">
            <text:p>1616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87800" calcext:value-type="float">
            <text:p>187800</text:p>
          </table:table-cell>
          <table:table-cell office:value-type="float" office:value="148200" calcext:value-type="float">
            <text:p>148200</text:p>
          </table:table-cell>
          <table:table-cell office:value-type="float" office:value="128300" calcext:value-type="float">
            <text:p>128300</text:p>
          </table:table-cell>
          <table:table-cell office:value-type="float" office:value="94100" calcext:value-type="float">
            <text:p>94100</text:p>
          </table:table-cell>
          <table:table-cell office:value-type="float" office:value="123600" calcext:value-type="float">
            <text:p>1236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1.74" calcext:value-type="float">
            <text:p>1,74</text:p>
          </table:table-cell>
          <table:table-cell office:value-type="float" office:value="1.38" calcext:value-type="float">
            <text:p>1,38</text:p>
          </table:table-cell>
          <table:table-cell office:value-type="float" office:value="1.19" calcext:value-type="float">
            <text:p>1,19</text:p>
          </table:table-cell>
          <table:table-cell office:value-type="float" office:value="0.87" calcext:value-type="float">
            <text:p>0,87</text:p>
          </table:table-cell>
          <table:table-cell office:value-type="float" office:value="1.15" calcext:value-type="float">
            <text:p>1,15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3" office:value-type="float" office:value="107760385" calcext:value-type="float">
            <text:p>107760385</text:p>
          </table:table-cell>
          <table:table-cell office:value-type="float" office:value="107608751" calcext:value-type="float">
            <text:p>107608751</text:p>
          </table:table-cell>
          <table:table-cell office:value-type="float" office:value="107205986" calcext:value-type="float">
            <text:p>107205986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se (kEUR)</text:p>
          </table:table-cell>
          <table:table-cell office:value-type="string" calcext:value-type="string">
            <text:p>2016 *</text:p>
          </table:table-cell>
          <table:table-cell office:value-type="string" calcext:value-type="string">
            <text:p>2015 *</text:p>
          </table:table-cell>
          <table:table-cell office:value-type="string" calcext:value-type="string">
            <text:p>2014 *</text:p>
          </table:table-cell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881700" calcext:value-type="float">
            <text:p>1881700</text:p>
          </table:table-cell>
          <table:table-cell office:value-type="float" office:value="1581900" calcext:value-type="float">
            <text:p>1581900</text:p>
          </table:table-cell>
          <table:table-cell office:value-type="float" office:value="1260500" calcext:value-type="float">
            <text:p>1260500</text:p>
          </table:table-cell>
          <table:table-cell office:value-type="float" office:value="1236100" calcext:value-type="float">
            <text:p>1236100</text:p>
          </table:table-cell>
          <table:table-cell office:value-type="float" office:value="1260700" calcext:value-type="float">
            <text:p>12607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992900" calcext:value-type="float">
            <text:p>992900</text:p>
          </table:table-cell>
          <table:table-cell office:value-type="float" office:value="933400" calcext:value-type="float">
            <text:p>933400</text:p>
          </table:table-cell>
          <table:table-cell office:value-type="float" office:value="1037500" calcext:value-type="float">
            <text:p>1037500</text:p>
          </table:table-cell>
          <table:table-cell office:value-type="float" office:value="906000" calcext:value-type="float">
            <text:p>906000</text:p>
          </table:table-cell>
          <table:table-cell office:value-type="float" office:value="768000" calcext:value-type="float">
            <text:p>7680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2874600" calcext:value-type="float">
            <text:p>2874600</text:p>
          </table:table-cell>
          <table:table-cell office:value-type="float" office:value="2515300" calcext:value-type="float">
            <text:p>2515300</text:p>
          </table:table-cell>
          <table:table-cell office:value-type="float" office:value="2298000" calcext:value-type="float">
            <text:p>2298000</text:p>
          </table:table-cell>
          <table:table-cell office:value-type="float" office:value="2142100" calcext:value-type="float">
            <text:p>2142100</text:p>
          </table:table-cell>
          <table:table-cell office:value-type="float" office:value="2028700" calcext:value-type="float">
            <text:p>20287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134600" calcext:value-type="float">
            <text:p>1134600</text:p>
          </table:table-cell>
          <table:table-cell office:value-type="float" office:value="1000900" calcext:value-type="float">
            <text:p>1000900</text:p>
          </table:table-cell>
          <table:table-cell office:value-type="float" office:value="862200" calcext:value-type="float">
            <text:p>862200</text:p>
          </table:table-cell>
          <table:table-cell office:value-type="float" office:value="779900" calcext:value-type="float">
            <text:p>779900</text:p>
          </table:table-cell>
          <table:table-cell office:value-type="float" office:value="864800" calcext:value-type="float">
            <text:p>8648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740000" calcext:value-type="float">
            <text:p>1740000</text:p>
          </table:table-cell>
          <table:table-cell office:value-type="float" office:value="1514400" calcext:value-type="float">
            <text:p>1514400</text:p>
          </table:table-cell>
          <table:table-cell office:value-type="float" office:value="1435800" calcext:value-type="float">
            <text:p>1435800</text:p>
          </table:table-cell>
          <table:table-cell office:value-type="float" office:value="1362200" calcext:value-type="float">
            <text:p>1362200</text:p>
          </table:table-cell>
          <table:table-cell office:value-type="float" office:value="1163900" calcext:value-type="float">
            <text:p>11639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2874600" calcext:value-type="float">
            <text:p>2874600</text:p>
          </table:table-cell>
          <table:table-cell office:value-type="float" office:value="2515300" calcext:value-type="float">
            <text:p>2515300</text:p>
          </table:table-cell>
          <table:table-cell office:value-type="float" office:value="2298000" calcext:value-type="float">
            <text:p>2298000</text:p>
          </table:table-cell>
          <table:table-cell office:value-type="float" office:value="2142100" calcext:value-type="float">
            <text:p>2142100</text:p>
          </table:table-cell>
          <table:table-cell office:value-type="float" office:value="2028700" calcext:value-type="float">
            <text:p>20287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.00.0000</text:date>, <text:time style:data-style-name="N2" text:time-value="22:13:20.3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8S</meta:editing-duration>
    <meta:editing-cycles>3</meta:editing-cycles>
    <meta:generator>LibreOffice/5.4.2.2$Windows_X86_64 LibreOffice_project/22b09f6418e8c2d508a9eaf86b2399209b0990f4</meta:generator>
    <dc:date>2017-11-21T22:13:36.404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